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00.73mm" fo:margin-top="0mm" fo:margin-bottom="0mm" table:align="margins"/>
    </style:style>
    <style:style style:name="Table1.A" style:family="table-column">
      <style:table-column-properties style:column-width="100.37mm" style:rel-column-width="32767*"/>
    </style:style>
    <style:style style:name="Table1.B" style:family="table-column">
      <style:table-column-properties style:column-width="100.37mm" style:rel-column-width="32768*"/>
    </style:style>
    <style:style style:name="Table1.1" style:family="table-row">
      <style:table-row-properties style:min-row-height="51.15mm"/>
    </style:style>
    <style:style style:name="Table1.A1" style:family="table-cell">
      <style:table-cell-properties fo:padding="0.97mm" fo:border="none"/>
    </style:style>
    <style:style style:name="Table1.2" style:family="table-row">
      <style:table-row-properties style:min-row-height="42.1mm"/>
    </style:style>
    <style:style style:name="Table2" style:family="table">
      <style:table-properties style:width="200.73mm" table:align="margins"/>
    </style:style>
    <style:style style:name="Table2.A" style:family="table-column">
      <style:table-column-properties style:column-width="9.88mm" style:rel-column-width="560*"/>
    </style:style>
    <style:style style:name="Table2.B" style:family="table-column">
      <style:table-column-properties style:column-width="21.96mm" style:rel-column-width="1245*"/>
    </style:style>
    <style:style style:name="Table2.D" style:family="table-column">
      <style:table-column-properties style:column-width="66.53mm" style:rel-column-width="3772*"/>
    </style:style>
    <style:style style:name="Table2.E" style:family="table-column">
      <style:table-column-properties style:column-width="28.26mm" style:rel-column-width="1602*"/>
    </style:style>
    <style:style style:name="Table2.F" style:family="table-column">
      <style:table-column-properties style:column-width="28.63mm" style:rel-column-width="1623*"/>
    </style:style>
    <style:style style:name="Table2.G" style:family="table-column">
      <style:table-column-properties style:column-width="23.51mm" style:rel-column-width="1333*"/>
    </style:style>
    <style:style style:name="Table2.A1" style:family="table-cell">
      <style:table-cell-properties fo:padding="0.97mm" fo:border-left="none" fo:border-right="none" fo:border-top="0.05pt solid #000000" fo:border-bottom="0.05pt solid #000000"/>
    </style:style>
    <style:style style:name="Table2.A2" style:family="table-cell">
      <style:table-cell-properties fo:padding="0.97mm" fo:border="none"/>
    </style:style>
    <style:style style:name="P1" style:family="paragraph" style:parent-style-name="Frame_20_contents">
      <style:paragraph-properties fo:text-align="end" style:justify-single-word="false"/>
    </style:style>
    <style:style style:name="P2" style:family="paragraph" style:parent-style-name="Table_20_Contents">
      <style:text-properties style:font-name="Arial" fo:font-size="10pt" style:font-size-asian="8.75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0pt" style:font-size-asian="8.75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0pt" style:font-size-asian="8.75pt" style:font-size-complex="10pt"/>
    </style:style>
    <style:style style:name="P5" style:family="paragraph" style:parent-style-name="Standard">
      <style:text-properties fo:color="#000000" style:text-line-through-styl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6" style:family="paragraph" style:parent-style-name="Standard">
      <style:paragraph-properties>
        <style:tab-stops>
          <style:tab-stop style:position="89.96mm"/>
        </style:tab-stops>
      </style:paragraph-properties>
      <style:text-properties fo:color="#000000" style:text-line-through-styl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7" style:family="paragraph" style:parent-style-name="Standard">
      <style:paragraph-properties fo:text-align="center" style:justify-single-word="false">
        <style:tab-stops>
          <style:tab-stop style:position="56.09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8" style:family="paragraph" style:parent-style-name="Standard">
      <style:paragraph-properties fo:text-align="start" style:justify-single-word="false">
        <style:tab-stops>
          <style:tab-stop style:position="56.09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9" style:family="paragraph" style:parent-style-name="Standard">
      <style:paragraph-properties fo:text-align="end" style:justify-single-word="false">
        <style:tab-stops>
          <style:tab-stop style:position="56.09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0" style:family="paragraph" style:parent-style-name="Standard">
      <style:paragraph-properties fo:margin-left="0mm" fo:margin-right="0mm" fo:text-align="end" style:justify-single-word="false" fo:text-indent="0mm" style:auto-text-indent="false">
        <style:tab-stops>
          <style:tab-stop style:position="56.09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1" style:family="paragraph" style:parent-style-name="Standard">
      <style:paragraph-properties fo:margin-left="0mm" fo:margin-right="0mm" fo:text-align="center" style:justify-single-word="false" fo:text-indent="0mm" style:auto-text-indent="false">
        <style:tab-stops>
          <style:tab-stop style:position="56.09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2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3" style:family="paragraph" style:parent-style-name="Table_20_Contents">
      <style:paragraph-properties fo:margin-left="0mm" fo:margin-right="0mm" fo:text-align="end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4" style:family="paragraph" style:parent-style-name="Table_20_Contents">
      <style:text-properties style:font-name="Arial" fo:font-size="10pt" style:font-size-asian="8.75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0pt" style:font-size-asian="8.75pt" style:font-size-complex="10pt"/>
    </style:style>
    <style:style style:name="P16" style:family="paragraph" style:parent-style-name="Text_20_body" style:master-page-name="Standard">
      <style:paragraph-properties fo:text-align="end" style:justify-single-word="false" style:page-number="auto"/>
    </style:style>
    <style:style style:name="P17" style:family="paragraph" style:parent-style-name="Standard">
      <style:paragraph-properties fo:text-align="center" style:justify-single-word="false">
        <style:tab-stops>
          <style:tab-stop style:position="56.09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8" style:family="paragraph" style:parent-style-name="Standard">
      <style:text-properties fo:color="#000000" style:text-line-through-styl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19" style:family="paragraph" style:parent-style-name="Standard">
      <style:paragraph-properties fo:text-align="end" style:justify-single-word="false">
        <style:tab-stops>
          <style:tab-stop style:position="65.93mm" style:type="right" style:leader-style="solid" style:leader-text="-"/>
        </style:tab-stops>
      </style:paragraph-properties>
      <style:text-properties fo:color="#000000" style:text-line-through-styl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20" style:family="paragraph" style:parent-style-name="Standard">
      <style:paragraph-properties fo:text-align="start" style:justify-single-word="false">
        <style:tab-stops>
          <style:tab-stop style:position="65.93mm" style:type="right" style:leader-style="solid" style:leader-text="-"/>
        </style:tab-stops>
      </style:paragraph-properties>
      <style:text-properties fo:color="#000000" style:text-line-through-styl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21" style:family="paragraph" style:parent-style-name="Standard">
      <style:paragraph-properties fo:text-align="start" style:justify-single-word="false">
        <style:tab-stops/>
      </style:paragraph-properties>
      <style:text-properties fo:color="#000000" style:text-line-through-styl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22" style:family="paragraph" style:parent-style-name="Standard">
      <style:paragraph-properties fo:padding="0.49mm" fo:border-left="none" fo:border-right="none" fo:border-top="0.06pt solid #000000" fo:border-bottom="none" style:shadow="none">
        <style:tab-stops/>
      </style:paragraph-properties>
      <style:text-properties fo:color="#000000" style:text-line-through-styl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T1" style:family="text">
      <style:text-properties fo:font-variant="normal" fo:text-transform="none" fo:language="en" fo:country="GB" fo:font-style="normal" style:font-size-asian="10pt" style:font-name-complex="Arial1"/>
    </style:style>
    <style:style style:name="fr1" style:family="graphic" style:parent-style-name="Frame">
      <style:graphic-properties style:vertical-pos="from-top" style:horizontal-pos="from-inside" style:horizontal-rel="paragraph" fo:background-color="transparent" style:background-transparency="100%" fo:padding="0mm" fo:border="none" style:shadow="none" style:flow-with-text="false">
        <style:background-image/>
        <style:columns fo:column-count="1" fo:column-gap="0m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tab/><draw:frame draw:style-name="fr1" draw:name="image: asimage(o.company_id.logo)" text:anchor-type="as-char" svg:y="0mm" draw:z-index="0"><draw:text-box fo:min-height="14.11mm" fo:min-width="48.05mm"><text:p text:style-name="P1"/></draw:text-box></draw:frame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DO  <text:s text:c="27"/>: <text:placeholder text:placeholder-type="text">&lt;o.name&gt;</text:placeholder></text:p>
            <text:p text:style-name="P2">Date<text:tab/> <text:s text:c="20"/>: <text:placeholder text:placeholder-type="text">&lt;convert_date_d_B_Y(o.date)&gt;</text:placeholder></text:p>
            <text:p text:style-name="P2">Customer's PO No. <text:s text:c="2"/>: <text:placeholder text:placeholder-type="text">&lt;get_customer_po_no(o.origin)&gt;</text:placeholder></text:p>
            <text:p text:style-name="P2">Quotation No <text:s text:c="12"/>:</text:p>
            <text:p text:style-name="P2"/>
            <text:p text:style-name="P2"/>
            <text:p text:style-name="P2"/>
          </table:table-cell>
          <table:table-cell table:style-name="Table1.A1" office:value-type="string">
            <text:p text:style-name="P2"><text:placeholder text:placeholder-type="text">&lt;o.company_id and o.company_id.name or ''&gt;</text:placeholder></text:p>
            <text:p text:style-name="P2"><text:placeholder text:placeholder-type="text">&lt;o.company_id and o.company_id.street or ''&gt;</text:placeholder></text:p>
            <text:p text:style-name="P2"><text:placeholder text:placeholder-type="text">&lt;o.company_id and o.company_id.street2 or ''&gt;</text:placeholder></text:p>
            <text:p text:style-name="P2"><text:placeholder text:placeholder-type="text">&lt;o.company_id and o.company_id.country_id and o.company_id.country_id.name or ''&gt;</text:placeholder> <text:placeholder text:placeholder-type="text">&lt;o.company_id and o.company_id.zip or ''&gt;</text:placeholder> </text:p>
            <text:p text:style-name="P2">GST Regttered No: <text:placeholder text:placeholder-type="text">&lt;o.company_id and o.company_id.vat or ''&gt;</text:placeholder> </text:p>
            <text:p text:style-name="P2">Tel<text:tab/>: <text:placeholder text:placeholder-type="text">&lt;o.company_id and o.company_id.phone or ''&gt;</text:placeholder></text:p>
            <text:p text:style-name="P2">Fax<text:tab/>: <text:placeholder text:placeholder-type="text">&lt;o.company_id and o.company_id.fax or ''&gt;</text:placeholder></text:p>
            <text:p text:style-name="P2">Email<text:tab/>: <text:placeholder text:placeholder-type="text">&lt;o.company_id and o.company_id.email or ''&gt;</text:placeholder></text:p>
          </table:table-cell>
        </table:table-row>
        <table:table-row table:style-name="Table1.2">
          <table:table-cell table:style-name="Table1.A1" table:number-columns-spanned="2" office:value-type="string">
            <text:p text:style-name="P2">Ship To: </text:p>
            <text:p text:style-name="P2"/>
            <text:p text:style-name="P2"><text:placeholder text:placeholder-type="text">&lt;o.partner_id and o.partner_id.name or ''&gt;</text:placeholder></text:p>
            <text:p text:style-name="P2"><text:placeholder text:placeholder-type="text">&lt;get_ship_to_street(o.partner_id)&gt;</text:placeholder></text:p>
            <text:p text:style-name="P2"><text:placeholder text:placeholder-type="text">&lt;get_ship_to_street2(o.partner_id)&gt;</text:placeholder></text:p>
            <text:p text:style-name="P2"><text:placeholder text:placeholder-type="text">&lt;get_ship_to_country(o.partner_id)&gt;</text:placeholder> <text:placeholder text:placeholder-type="text">&lt;get_ship_to_zip(o.partner_id)&gt;</text:placeholder></text:p>
            <text:p text:style-name="P2">Attn: <text:placeholder text:placeholder-type="text">&lt;get_contact(o.partner_id)&gt;</text:placeholder></text:p>
          </table:table-cell>
          <table:covered-table-cell/>
        </table:table-row>
      </table:table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3">S/N</text:p>
          </table:table-cell>
          <table:table-cell table:style-name="Table2.A1" office:value-type="string">
            <text:p text:style-name="P3">Brand</text:p>
          </table:table-cell>
          <table:table-cell table:style-name="Table2.A1" office:value-type="string">
            <text:p text:style-name="P3">Part No.</text:p>
          </table:table-cell>
          <table:table-cell table:style-name="Table2.A1" office:value-type="string">
            <text:p text:style-name="P4">Description</text:p>
          </table:table-cell>
          <table:table-cell table:style-name="Table2.A1" office:value-type="string">
            <text:p text:style-name="P3">Ordered</text:p>
          </table:table-cell>
          <table:table-cell table:style-name="Table2.A1" office:value-type="string">
            <text:p text:style-name="P3">Delivered</text:p>
          </table:table-cell>
          <table:table-cell table:style-name="Table2.A1" office:value-type="string">
            <text:p text:style-name="P3">Back Order</text:p>
          </table:table-cell>
        </table:table-row>
        <table:table-row>
          <table:table-cell table:style-name="Table2.A2" table:number-columns-spanned="7" office:value-type="string">
            <text:p text:style-name="P12"><text:placeholder text:placeholder-type="text">&lt;for each="seq,line in enumerate(o.move_line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7"><text:placeholder text:placeholder-type="text">&lt;seq+1&gt;</text:placeholder></text:p>
          </table:table-cell>
          <table:table-cell table:style-name="Table2.A2" office:value-type="string">
            <text:p text:style-name="P7"><text:placeholder text:placeholder-type="text">&lt;line.brand&gt;</text:placeholder></text:p>
          </table:table-cell>
          <table:table-cell table:style-name="Table2.A2" office:value-type="string">
            <text:p text:style-name="P7"><text:placeholder text:placeholder-type="text">&lt;line.part_no&gt;</text:placeholder></text:p>
          </table:table-cell>
          <table:table-cell table:style-name="Table2.A2" office:value-type="string">
            <text:p text:style-name="P8"><text:placeholder text:placeholder-type="text">&lt;line.name&gt;</text:placeholder></text:p>
          </table:table-cell>
          <table:table-cell table:style-name="Table2.A2" office:value-type="string">
            <text:p text:style-name="P7"><text:placeholder text:placeholder-type="text">&lt;line.product_uom_qty&gt;</text:placeholder></text:p>
          </table:table-cell>
          <table:table-cell table:style-name="Table2.A2" office:value-type="string">
            <text:p text:style-name="P7"><text:placeholder text:placeholder-type="text">&lt;line.product_uom_qty&gt;</text:placeholder></text:p>
          </table:table-cell>
          <table:table-cell table:style-name="Table2.A2" office:value-type="string">
            <text:p text:style-name="P9"/>
          </table:table-cell>
        </table:table-row>
        <table:table-row>
          <table:table-cell table:style-name="Table2.A2" table:number-columns-spanned="7" office:value-type="string">
            <text:p text:style-name="P1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"/>
      <text:p text:style-name="P5"/>
      <text:p text:style-name="P22">Received in Good Order &amp; Condition</text:p>
      <text:p text:style-name="P5"/>
      <text:p text:style-name="P19"/>
      <text:p text:style-name="P20"/>
      <text:p text:style-name="P20"><text:tab/></text:p>
      <text:p text:style-name="P21">Recipient's Name &amp; Signature / Company Stamp</text:p>
      <text:p text:style-name="P21">Date : <text:span text:style-name="T1"><text:placeholder text:placeholder-type="text">&lt;get_datenow()&gt;</text:placeholder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2="1" draw:dots2-length="1.56mm" draw:distance="1.17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9.74mm" fo:margin-bottom="7.78mm" fo:margin-left="8.18mm" fo:margin-right="6.99mm" style:writing-mode="lr-tb" style:layout-grid-color="#c0c0c0" style:layout-grid-lines="26188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6-01-02T10:31:17</dc:date>
    <dc:creator>phung11764 </dc:creator>
    <meta:editing-duration>PT1H41M29S</meta:editing-duration>
    <meta:editing-cycles>217</meta:editing-cycles>
    <meta:document-statistic meta:table-count="2" meta:image-count="0" meta:object-count="0" meta:page-count="1" meta:paragraph-count="38" meta:word-count="119" meta:character-count="1161" meta:non-whitespace-character-count="1000"/>
  </office:meta>
</office:document-meta>
</file>